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A8000001FD4D0224AEC45074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margin-left="0in" fo:margin-right="-0.3571in" fo:text-indent="0in" style:auto-text-indent="false"/>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size="9pt" style:font-size-asian="9pt" style:font-name-complex="Calibri1" style:font-size-complex="9pt"/>
    </style:style>
    <style:style style:name="P5" style:family="paragraph" style:parent-style-name="Standard">
      <style:text-properties style:font-name="Calibri" fo:font-size="9pt" fo:language="en" fo:country="US" style:font-size-asian="9pt" style:font-name-complex="Calibri1" style:font-size-complex="9pt"/>
    </style:style>
    <style:style style:name="P6" style:family="paragraph" style:parent-style-name="Standard">
      <style:paragraph-properties style:line-height-at-least="0.1528in">
        <style:tab-stops>
          <style:tab-stop style:position="1.6736in"/>
        </style:tab-stops>
      </style:paragraph-properties>
    </style:style>
    <style:style style:name="P7" style:family="paragraph" style:parent-style-name="Header">
      <style:text-properties fo:font-size="5pt" style:font-size-asian="5pt" style:font-size-complex="5pt"/>
    </style:style>
    <style:style style:name="P8" style:family="paragraph" style:parent-style-name="Company">
      <style:paragraph-properties fo:margin-left="0in" fo:margin-right="0in" fo:text-indent="0in" style:auto-text-indent="false"/>
    </style:style>
    <style:style style:name="P9" style:family="paragraph" style:parent-style-name="Heading_20_1">
      <style:paragraph-properties fo:margin-left="0in" fo:margin-right="0in" fo:text-indent="0in" style:auto-text-indent="false"/>
      <style:text-properties style:font-name="Calibri" fo:font-size="9pt" fo:language="en" fo:country="US" style:font-size-asian="9pt" style:language-asian="de" style:country-asian="DE" style:font-name-complex="Calibri1" style:font-size-complex="9pt"/>
    </style:style>
    <style:style style:name="P10" style:family="paragraph" style:parent-style-name="Heading_20_1">
      <style:paragraph-properties fo:margin-left="0in" fo:margin-right="0in" fo:text-indent="0in" style:auto-text-indent="false"/>
      <style:text-properties fo:font-variant="normal" fo:text-transform="none" style:font-name="Calibri" fo:font-size="9pt" fo:language="en" fo:country="US" style:font-size-asian="9pt" style:font-name-complex="Calibri1" style:font-size-complex="9pt"/>
    </style:style>
    <style:style style:name="P11" style:family="paragraph" style:parent-style-name="Position">
      <style:paragraph-properties fo:margin-left="0in" fo:margin-right="0in" fo:margin-top="0in" fo:margin-bottom="0.139in" loext:contextual-spacing="false" fo:text-indent="0in" style:auto-text-indent="false"/>
    </style:style>
    <style:style style:name="P12" style:family="paragraph" style:parent-style-name="Standard">
      <style:paragraph-properties fo:margin-left="0in" fo:margin-right="0in" fo:text-indent="0in" style:auto-text-indent="false">
        <style:tab-stops>
          <style:tab-stop style:position="1.6736in"/>
        </style:tab-stops>
      </style:paragraph-properties>
      <style:text-properties style:font-name="Calibri" fo:font-size="9pt" fo:language="en" fo:country="US" style:font-size-asian="9pt" style:language-asian="de" style:country-asian="DE" style:font-name-complex="Calibri1" style:font-size-complex="9pt"/>
    </style:style>
    <style:style style:name="P1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14"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5"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16" style:family="paragraph" style:parent-style-name="Standard">
      <style:paragraph-properties fo:margin-left="1.6736in" fo:margin-right="0in" fo:text-indent="-1.6736in" style:auto-text-indent="false">
        <style:tab-stops>
          <style:tab-stop style:position="1.6736in"/>
        </style:tab-stops>
      </style:paragraph-properties>
    </style:style>
    <style:style style:name="P17"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1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fo:font-size="9pt" fo:language="en" fo:country="US" style:font-name-asian="Calibri1" style:font-size-asian="9pt" style:font-name-complex="Calibri1" style:font-size-complex="9pt"/>
    </style:style>
    <style:style style:name="P2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fo:font-weight="normal" style:font-size-asian="9pt" style:font-weight-asian="normal" style:font-name-complex="Calibri1" style:font-size-complex="9pt" style:font-weight-complex="normal"/>
    </style:style>
    <style:style style:name="P2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 fo:font-size="9pt" fo:language="en" fo:country="US" style:font-size-asian="9pt" style:language-asian="de" style:country-asian="DE" style:font-name-complex="Calibri1" style:font-size-complex="9pt"/>
    </style:style>
    <style:style style:name="P22" style:family="paragraph" style:parent-style-name="Standard">
      <style:paragraph-properties fo:margin-left="1.6736in" fo:margin-right="0in" fo:text-indent="-1.6736in" style:auto-text-indent="false">
        <style:tab-stops>
          <style:tab-stop style:position="1.6736in"/>
        </style:tab-stops>
      </style:paragraph-properties>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P23" style:family="paragraph" style:parent-style-name="Heading_20_1">
      <style:paragraph-properties fo:margin-left="1.6736in" fo:margin-right="0in" fo:text-indent="-1.6736in" style:auto-text-indent="false"/>
      <style:text-properties fo:text-transform="uppercase" style:use-window-font-color="true" style:font-name="Calibri" fo:font-size="9pt" fo:letter-spacing="0.028in" fo:language="en" fo:country="US" fo:font-weight="bold" style:letter-kerning="false" style:font-name-asian="Times New Roman" style:font-size-asian="9pt" style:language-asian="en" style:country-asian="US" style:font-weight-asian="bold" style:font-name-complex="Calibri1" style:font-size-complex="9pt" style:language-complex="ar" style:country-complex="SA" style:font-weight-complex="bold"/>
    </style:style>
    <style:style style:name="P24" style:family="paragraph" style:parent-style-name="Heading_20_1">
      <style:paragraph-properties fo:margin-left="1.6736in" fo:margin-right="0in" fo:text-indent="-1.6736in" style:auto-text-indent="false"/>
      <style:text-properties style:font-name="Calibri" fo:font-size="9pt" fo:language="en" fo:country="US" style:font-size-asian="9pt" style:font-name-complex="Calibri1" style:font-size-complex="9pt"/>
    </style:style>
    <style:style style:name="P25" style:family="paragraph" style:parent-style-name="Position">
      <style:paragraph-properties fo:margin-left="1.8752in" fo:margin-right="0in" fo:text-indent="-0.1835in" style:auto-text-indent="false"/>
    </style:style>
    <style:style style:name="P26" style:family="paragraph" style:parent-style-name="Position">
      <style:paragraph-properties fo:margin-left="1.8752in" fo:margin-right="0in" style:line-height-at-least="0.1528in" fo:text-indent="-0.1835in" style:auto-text-indent="false">
        <style:tab-stops>
          <style:tab-stop style:position="1.6736in"/>
        </style:tab-stops>
      </style:paragraph-properties>
    </style:style>
    <style:style style:name="P27" style:family="paragraph" style:parent-style-name="Position">
      <style:paragraph-properties fo:margin-left="1.6917in" fo:margin-right="0in" fo:text-indent="0in" style:auto-text-indent="false"/>
    </style:style>
    <style:style style:name="P28" style:family="paragraph" style:parent-style-name="Standard">
      <style:paragraph-properties fo:margin-left="1.6917in" fo:margin-right="0in" fo:text-indent="0in" style:auto-text-indent="false"/>
      <style:text-properties style:font-name="Calibri"/>
    </style:style>
    <style:style style:name="P29" style:family="paragraph" style:parent-style-name="Position">
      <style:paragraph-properties fo:margin-left="1.6701in" fo:margin-right="0in" style:line-height-at-least="0.1528in" fo:text-indent="0in" style:auto-text-indent="false">
        <style:tab-stops>
          <style:tab-stop style:position="1.6736in"/>
        </style:tab-stops>
      </style:paragraph-properties>
    </style:style>
    <style:style style:name="P30" style:family="paragraph" style:parent-style-name="Standard">
      <style:paragraph-properties fo:margin-top="0in" fo:margin-bottom="0.139in" loext:contextual-spacing="false"/>
    </style:style>
    <style:style style:name="P31" style:family="paragraph" style:parent-style-name="Position">
      <style:paragraph-properties fo:margin-top="0in" fo:margin-bottom="0.139in" loext:contextual-spacing="false"/>
      <style:text-properties style:font-name="Calibri" fo:font-size="9pt" fo:language="en" fo:country="US" style:font-size-asian="9pt" style:font-name-complex="Calibri1" style:font-size-complex="9pt"/>
    </style:style>
    <style:style style:name="P32" style:family="paragraph" style:parent-style-name="Standard">
      <style:paragraph-properties fo:margin-left="1.9335in" fo:margin-right="0in" fo:text-indent="0in" style:auto-text-indent="false"/>
      <style:text-properties style:font-name="Calibri" fo:font-size="9pt" style:font-size-asian="9pt"/>
    </style:style>
    <style:style style:name="P33" style:family="paragraph" style:parent-style-name="Title" style:master-page-name="First_20_Page">
      <style:paragraph-properties fo:text-align="center" style:justify-single-word="false" style:page-number="auto"/>
    </style:style>
    <style:style style:name="P34" style:family="paragraph" style:parent-style-name="List_20_Paragraph" style:list-style-name="WWNum1">
      <style:paragraph-properties fo:margin-left="1.8752in" fo:margin-right="0in" fo:text-indent="-0.1835in" style:auto-text-indent="false"/>
      <style:text-properties fo:color="#000000" style:font-name="Calibri" fo:font-size="9pt" fo:language="en" fo:country="US" style:font-name-asian="Times New Roman" style:font-size-asian="9pt" style:language-asian="de" style:country-asian="DE" style:font-name-complex="Calibri1" style:font-size-complex="9pt"/>
    </style:style>
    <style:style style:name="P35" style:family="paragraph" style:parent-style-name="List_20_Paragraph" style:list-style-name="WWNum1">
      <style:paragraph-properties fo:margin-left="1.8752in" fo:margin-right="0in" fo:text-indent="-0.1835in" style:auto-text-indent="false"/>
      <style:text-properties fo:color="#000000" style:font-name="Calibri" fo:font-size="9pt" fo:language="en" fo:country="US" style:letter-kerning="false" style:font-name-asian="Times New Roman" style:font-size-asian="9pt" style:language-asian="de" style:country-asian="DE" style:font-name-complex="Calibri1" style:font-size-complex="9pt" style:language-complex="ar" style:country-complex="SA"/>
    </style:style>
    <style:style style:name="P36" style:family="paragraph" style:parent-style-name="List_20_Paragraph" style:list-style-name="WWNum1">
      <style:paragraph-properties fo:margin-left="1.8752in" fo:margin-right="0in" fo:text-indent="-0.1835in" style:auto-text-indent="false"/>
      <style:text-properties style:font-name="Calibri" fo:font-size="9pt" fo:language="en" fo:country="US" style:font-size-asian="9pt" style:font-name-complex="Calibri1" style:font-size-complex="9pt"/>
    </style:style>
    <style:style style:name="P37" style:family="paragraph" style:parent-style-name="List_20_Paragraph" style:list-style-name="WWNum1">
      <style:paragraph-properties fo:margin-left="1.8752in" fo:margin-right="0in" fo:text-indent="-0.1835in" style:auto-text-indent="false"/>
      <style:text-properties style:font-name="Calibri" fo:font-size="9pt" style:font-size-asian="9pt"/>
    </style:style>
    <style:style style:name="P38" style:family="paragraph" style:parent-style-name="List_20_Paragraph">
      <style:paragraph-properties fo:margin-left="0in" fo:margin-right="0in" fo:text-indent="0in" style:auto-text-indent="false"/>
      <style:text-properties style:font-name="Calibri" fo:font-size="9pt" fo:language="en" fo:country="US" style:font-size-asian="9pt" style:font-name-complex="Calibri1" style:font-size-complex="9pt"/>
    </style:style>
    <style:style style:name="P39" style:family="paragraph" style:parent-style-name="Standard" style:list-style-name="WWNum1">
      <style:paragraph-properties fo:margin-left="1.8752in" fo:margin-right="0in" fo:text-indent="-0.1835in" style:auto-text-indent="false"/>
      <style:text-properties style:font-name="Calibri" fo:font-size="9pt" style:font-size-asian="9pt"/>
    </style:style>
    <style:style style:name="P40" style:family="paragraph" style:parent-style-name="Standard" style:list-style-name="WWNum1">
      <style:paragraph-properties fo:margin-left="1.8752in" fo:margin-right="0in" fo:text-indent="-0.1835in" style:auto-text-indent="false"/>
      <style:text-properties style:font-name="Calibri" fo:font-size="9pt" fo:language="en" fo:country="US" style:font-size-asian="9pt" style:font-name-complex="Calibri1" style:font-size-complex="9pt"/>
    </style:style>
    <style:style style:name="P41" style:family="paragraph" style:parent-style-name="Standard" style:list-style-name="WWNum1">
      <style:paragraph-properties fo:margin-left="1.8752in" fo:margin-right="0in" fo:text-indent="-0.1835in" style:auto-text-indent="false"/>
      <style:text-properties style:font-name="Calibri" fo:font-size="9pt" fo:language="en" fo:country="US" style:font-name-asian="Times New Roman" style:font-size-asian="9pt" style:language-asian="de" style:country-asian="DE" style:font-name-complex="Calibri1" style:font-size-complex="9pt"/>
    </style:style>
    <style:style style:name="P42" style:family="paragraph" style:parent-style-name="Standard" style:list-style-name="WWNum1">
      <style:paragraph-properties fo:margin-left="1.8752in" fo:margin-right="0in" fo:text-indent="-0.1835in" style:auto-text-indent="false"/>
    </style:style>
    <style:style style:name="P43" style:family="paragraph">
      <loext:graphic-properties draw:fill="solid" draw:fill-color="#a0a0a0"/>
      <style:paragraph-properties fo:text-align="start"/>
      <style:text-properties fo:font-size="18pt"/>
    </style:style>
    <style:style style:name="T1" style:family="text">
      <style:text-properties fo:font-variant="normal" fo:text-transform="none" fo:letter-spacing="normal"/>
    </style:style>
    <style:style style:name="T2" style:family="text">
      <style:text-properties fo:font-variant="normal" fo:text-transform="none" style:font-name="Calibri" fo:font-size="12pt" fo:letter-spacing="normal" fo:language="pl" fo:country="PL" fo:font-weight="normal" style:font-size-asian="12pt" style:font-weight-asian="normal" style:font-name-complex="Calibri1" style:font-size-complex="12pt" style:font-weight-complex="normal"/>
    </style:style>
    <style:style style:name="T3" style:family="text">
      <style:text-properties fo:font-variant="normal" fo:text-transform="none" style:font-name="Calibri" fo:font-size="9pt" fo:letter-spacing="normal" fo:language="en" fo:country="US" fo:font-weight="bold" style:font-name-asian="Calibri1" style:font-size-asian="9pt" style:font-weight-asian="bold" style:font-name-complex="Calibri1" style:font-size-complex="9pt"/>
    </style:style>
    <style:style style:name="T4" style:family="text">
      <style:text-properties fo:font-variant="normal" fo:text-transform="none" fo:color="#808080" style:font-name="Calibri" fo:font-size="9pt" fo:letter-spacing="normal"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5" style:family="text">
      <style:text-properties fo:font-variant="normal" fo:text-transform="none" fo:color="#808080" style:font-name="Calibri" fo:font-size="9pt" fo:letter-spacing="normal" fo:language="en" fo:country="US" fo:font-weight="bold" style:font-name-asian="Calibri1" style:font-size-asian="9pt" style:language-asian="de" style:country-asian="DE" style:font-weight-asian="bold" style:font-name-complex="Calibri1" style:font-size-complex="9pt"/>
    </style:style>
    <style:style style:name="T6"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T7" style:family="text">
      <style:text-properties fo:text-transform="uppercase" style:use-window-font-color="true" style:font-name="Calibri" fo:font-size="9pt" fo:letter-spacing="0.0071in" fo:language="en" fo:country="US" fo:font-weight="bold" style:letter-kerning="false" style:font-name-asian="Calibri1" style:font-size-asian="9pt" style:language-asian="de" style:country-asian="DE" style:font-weight-asian="bold" style:font-name-complex="Calibri1" style:font-size-complex="9pt" style:language-complex="ar" style:country-complex="SA"/>
    </style:style>
    <style:style style:name="T8" style:family="text">
      <style:text-properties fo:text-transform="uppercase" style:use-window-font-color="true" style:font-name="Calibri" fo:font-size="9pt" fo:letter-spacing="0.0071in"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T9" style:family="text">
      <style:text-properties fo:text-transform="uppercase" style:use-window-font-color="true" style:font-name="Calibri" fo:font-size="9pt" fo:letter-spacing="0.0071in" fo:language="en" fo:country="US" fo:font-weight="normal" style:letter-kerning="false" style:font-name-asian="Calibri1" style:font-size-asian="9pt" style:language-asian="de" style:country-asian="DE" style:font-weight-asian="normal" style:font-name-complex="Calibri1" style:font-size-complex="9pt" style:language-complex="ar" style:country-complex="SA" style:font-weight-complex="normal"/>
    </style:style>
    <style:style style:name="T10" style:family="text">
      <style:text-properties style:font-name="Calibri" fo:font-size="12pt" fo:language="pl" fo:country="PL" style:font-size-asian="12pt" style:font-name-complex="Calibri1" style:font-size-complex="12pt"/>
    </style:style>
    <style:style style:name="T11" style:family="text">
      <style:text-properties style:font-name="Calibri" fo:font-size="12pt" fo:language="pl" fo:country="PL" fo:font-weight="normal" style:font-size-asian="12pt" style:font-weight-asian="normal" style:font-name-complex="Calibri1" style:font-size-complex="12pt" style:font-weight-complex="normal"/>
    </style:style>
    <style:style style:name="T12" style:family="text">
      <style:text-properties style:font-name="Calibri" fo:font-size="9pt" fo:language="en" fo:country="US" style:font-size-asian="9pt" style:font-name-complex="Calibri1" style:font-size-complex="9pt"/>
    </style:style>
    <style:style style:name="T13" style:family="text">
      <style:text-properties style:font-name="Calibri" fo:font-size="9pt" fo:language="en" fo:country="US" style:font-size-asian="9pt" style:language-asian="de" style:country-asian="DE" style:font-name-complex="Calibri1" style:font-size-complex="9pt"/>
    </style:style>
    <style:style style:name="T14" style:family="text">
      <style:text-properties style:font-name="Calibri" fo:font-size="9pt" fo:language="en" fo:country="US" fo:font-weight="normal" style:font-size-asian="9pt" style:font-weight-asian="normal" style:font-name-complex="Calibri1" style:font-size-complex="9pt" style:font-weight-complex="normal"/>
    </style:style>
    <style:style style:name="T15" style:family="text">
      <style:text-properties style:font-name="Calibri" fo:font-size="9pt" fo:language="en" fo:country="US" fo:font-weight="normal" style:font-name-asian="Calibri1" style:font-size-asian="9pt" style:font-weight-asian="normal" style:font-name-complex="Calibri1" style:font-size-complex="9pt" style:font-weight-complex="normal"/>
    </style:style>
    <style:style style:name="T16" style:family="text">
      <style:text-properties style:font-name="Calibri" fo:font-size="9pt" fo:language="en" fo:country="US" fo:font-weight="bold" style:font-size-asian="9pt" style:font-weight-asian="bold" style:font-name-complex="Calibri1" style:font-size-complex="9pt" style:font-weight-complex="bold"/>
    </style:style>
    <style:style style:name="T17" style:family="text">
      <style:text-properties style:font-name="Calibri" fo:font-size="9pt" fo:language="en" fo:country="US" style:font-name-asian="Calibri1" style:font-size-asian="9pt" style:font-name-complex="Calibri1" style:font-size-complex="9pt"/>
    </style:style>
    <style:style style:name="T18" style:family="text">
      <style:text-properties style:font-name="Calibri" fo:font-size="9pt" fo:language="en" fo:country="US" style:font-name-asian="Times New Roman" style:font-size-asian="9pt" style:language-asian="de" style:country-asian="DE" style:font-name-complex="Calibri1" style:font-size-complex="9pt"/>
    </style:style>
    <style:style style:name="T19" style:family="text">
      <style:text-properties style:font-name="Calibri" fo:font-size="9pt" fo:language="en" fo:country="US" fo:font-style="italic" style:font-size-asian="9pt" style:font-style-asian="italic" style:font-name-complex="Calibri1" style:font-size-complex="9pt"/>
    </style:style>
    <style:style style:name="T20" style:family="text">
      <style:text-properties style:font-name="Calibri" fo:font-size="9pt" style:font-size-asian="9pt"/>
    </style:style>
    <style:style style:name="T21" style:family="text">
      <style:text-properties style:font-name="Calibri" fo:font-size="9pt" fo:font-style="italic" style:font-size-asian="9pt" style:font-style-asian="italic"/>
    </style:style>
    <style:style style:name="T22" style:family="text">
      <style:text-properties style:use-window-font-color="true" style:font-name="Calibri" fo:font-size="12pt" fo:letter-spacing="0.0417in" fo:language="pl" fo:country="PL" fo:font-weight="normal" style:letter-kerning="false" style:font-name-asian="Times New Roman" style:font-size-asian="12pt" style:language-asian="de" style:country-asian="DE" style:font-weight-asian="normal" style:font-name-complex="Calibri1" style:font-size-complex="12pt" style:language-complex="ar" style:country-complex="SA" style:font-weight-complex="normal"/>
    </style:style>
    <style:style style:name="T23" style:family="text">
      <style:text-properties style:use-window-font-color="true" style:font-name="Calibri" fo:font-size="9pt" fo:language="en" fo:country="US" style:letter-kerning="false" style:font-name-asian="Calibri1" style:font-size-asian="9pt" style:language-asian="en" style:country-asian="US" style:font-name-complex="Calibri1" style:font-size-complex="9pt" style:language-complex="ar" style:country-complex="SA"/>
    </style:style>
    <style:style style:name="T24" style:family="text">
      <style:text-properties style:use-window-font-color="true" style:font-name="Calibri" fo:font-size="9pt" fo:language="en" fo:country="US" style:letter-kerning="false" style:font-name-asian="Calibri1" style:font-size-asian="9pt" style:language-asian="de" style:country-asian="DE" style:font-name-complex="Calibri1" style:font-size-complex="9pt" style:language-complex="ar" style:country-complex="SA"/>
    </style:style>
    <style:style style:name="T25" style:family="text">
      <style:text-properties style:use-window-font-color="true" style:font-name="Calibri" fo:font-size="9pt" fo:language="en" fo:country="US" fo:font-weight="normal" style:letter-kerning="false" style:font-name-asian="Calibri1" style:font-size-asian="9pt" style:language-asian="en" style:country-asian="US" style:font-weight-asian="normal" style:font-name-complex="Calibri1" style:font-size-complex="9pt" style:language-complex="ar" style:country-complex="SA" style:font-weight-complex="normal"/>
    </style:style>
    <style:style style:name="T26" style:family="text">
      <style:text-properties style:use-window-font-color="true" style:text-line-through-style="none" style:text-line-through-type="none" style:font-name="Calibri" fo:font-size="9pt" fo:language="en" fo:country="US" style:text-underline-style="none" style:letter-kerning="false" style:font-name-asian="Calibri1" style:font-size-asian="9pt" style:language-asian="en" style:country-asian="US" style:font-name-complex="Calibri1" style:font-size-complex="9pt" style:language-complex="ar" style:country-complex="SA"/>
    </style:style>
    <style:style style:name="T27" style:family="text">
      <style:text-properties fo:color="#000000" style:text-line-through-style="none" style:text-line-through-type="none" style:font-name="Calibri" fo:font-size="9pt" fo:language="en" fo:country="GB" style:text-underline-style="none" fo:font-weight="bold" style:letter-kerning="false" style:font-name-asian="Calibri1" style:font-size-asian="9pt" style:language-asian="en" style:country-asian="US" style:font-weight-asian="bold" style:font-name-complex="Calibri1" style:font-size-complex="9pt" style:language-complex="ar" style:country-complex="SA" style:font-weight-complex="bold"/>
    </style:style>
    <style:style style:name="T28" style:family="text">
      <style:text-properties fo:color="#000000" style:text-line-through-style="none" style:text-line-through-type="none" style:font-name="Calibri" fo:font-size="9pt" fo:language="en" fo:country="GB" style:text-underline-style="none" style:letter-kerning="false" style:font-name-asian="Calibri1" style:font-size-asian="9pt" style:language-asian="en" style:country-asian="US" style:font-name-complex="Calibri1" style:font-size-complex="9pt" style:language-complex="ar" style:country-complex="SA"/>
    </style:style>
    <style:style style:name="T29" style:family="text">
      <style:text-properties fo:color="#000000" style:text-line-through-style="none" style:text-line-through-type="none" style:font-name="Calibri" fo:font-size="9pt" fo:language="en" fo:country="GB" style:text-underline-style="solid" style:text-underline-width="auto" style:text-underline-color="font-color" style:letter-kerning="false" style:font-name-asian="Calibri1" style:font-size-asian="9pt" style:language-asian="en" style:country-asian="US" style:font-name-complex="Calibri1" style:font-size-complex="9pt" style:language-complex="ar" style:country-complex="SA"/>
    </style:style>
    <style:style style:name="T30" style:family="text">
      <style:text-properties fo:color="#000000" style:text-line-through-style="none" style:text-line-through-type="none" style:font-name="Calibri" fo:font-size="9pt" fo:language="de" fo:country="CH" style:text-underline-style="none" style:letter-kerning="false" style:font-name-asian="Calibri1" style:font-size-asian="9pt" style:language-asian="en" style:country-asian="US" style:font-name-complex="Calibri1" style:font-size-complex="9pt" style:language-complex="ar" style:country-complex="SA"/>
    </style:style>
    <style:style style:name="T31" style:family="text">
      <style:text-properties fo:color="#000000" style:text-line-through-style="none" style:text-line-through-type="none" style:font-name="Calibri" fo:font-size="9pt" fo:language="de" fo:country="CH" style:text-underline-style="none" style:font-size-asian="9pt" style:font-name-complex="Calibri1" style:font-size-complex="9pt"/>
    </style:style>
    <style:style style:name="T32" style:family="text">
      <style:text-properties fo:color="#000000" style:text-line-through-style="none" style:text-line-through-type="none" style:font-name="Calibri" fo:font-size="9pt" fo:language="de" fo:country="CH" style:text-underline-style="none" style:font-size-asian="9pt" style:language-asian="en" style:country-asian="GB" style:font-name-complex="Calibri1" style:font-size-complex="9pt"/>
    </style:style>
    <style:style style:name="T33" style:family="text">
      <style:text-properties fo:color="#000000" style:text-line-through-style="none" style:text-line-through-type="none" style:font-name="Calibri" fo:font-size="9pt" fo:language="en" fo:country="US" style:text-underline-style="none" style:letter-kerning="false" style:font-name-asian="Calibri1" style:font-size-asian="9pt" style:language-asian="en" style:country-asian="GB" style:font-name-complex="Calibri1" style:font-size-complex="9pt" style:language-complex="ar" style:country-complex="SA"/>
    </style:style>
    <style:style style:name="T34" style:family="text">
      <style:text-properties fo:color="#000000" style:text-line-through-style="none" style:text-line-through-type="none" style:font-name="Calibri" fo:font-size="9pt" fo:language="en" fo:country="US" style:text-underline-style="none" fo:font-weight="normal" style:letter-kerning="false" style:font-name-asian="Calibri1" style:font-size-asian="9pt" style:language-asian="en" style:country-asian="GB" style:font-weight-asian="normal" style:font-name-complex="Calibri1" style:font-size-complex="9pt" style:language-complex="ar" style:country-complex="SA" style:font-weight-complex="normal"/>
    </style:style>
    <style:style style:name="T35" style:family="text">
      <style:text-properties fo:color="#000000" style:text-line-through-style="none" style:text-line-through-type="none" style:font-name="Calibri" fo:font-size="9pt" style:text-underline-style="none" style:font-size-asian="9pt" style:language-asian="en" style:country-asian="GB" style:font-name-complex="Calibri1" style:font-size-complex="9pt"/>
    </style:style>
    <style:style style:name="T36" style:family="text">
      <style:text-properties style:text-line-through-style="none" style:text-line-through-type="none" style:font-name="Calibri" fo:font-size="9pt" fo:language="en" fo:country="US" style:letter-kerning="false" style:font-name-asian="Calibri1" style:font-size-asian="9pt" style:language-asian="en" style:country-asian="GB" style:font-name-complex="Calibri1" style:font-size-complex="9pt" style:language-complex="ar" style:country-complex="SA"/>
    </style:style>
    <style:style style:name="T37" style:family="text">
      <style:text-properties fo:color="#0000ff" style:text-line-through-style="none" style:text-line-through-type="none" style:font-name="Calibri" fo:font-size="9pt" fo:language="en" fo:country="US" style:text-underline-style="solid" style:text-underline-width="auto" style:text-underline-color="font-color" style:letter-kerning="false" style:font-name-asian="Calibri1" style:font-size-asian="9pt" style:language-asian="en" style:country-asian="GB" style:font-name-complex="Calibri1" style:font-size-complex="9pt" style:language-complex="ar" style:country-complex="SA"/>
    </style:style>
    <style:style style:name="T38" style:family="text">
      <style:text-properties fo:color="#808080" style:font-name="Calibri" fo:font-size="9pt" fo:language="en" fo:country="US" fo:font-weight="bold" style:letter-kerning="false" style:font-name-asian="Times New Roman" style:font-size-asian="9pt" style:language-asian="de" style:country-asian="DE" style:font-weight-asian="bold" style:font-name-complex="Calibri1" style:font-size-complex="9pt"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3">
        <draw:image xlink:href="Pictures/10000201000006A8000001FD4D0224AEC45074B0.png" xlink:type="simple" xlink:show="embed" xlink:actuate="onLoad" loext:mime-type="image/png"/>
      </draw:frame>
      <draw:frame draw:style-name="fr1" draw:name="Image3" text:anchor-type="page" text:anchor-page-number="4" svg:x="6.4882in" svg:y="0.1374in" svg:width="1.8835in" svg:height="0.5626in" draw:z-index="2">
        <draw:image xlink:href="Pictures/10000201000006A8000001FD4D0224AEC45074B0.png" xlink:type="simple" xlink:show="embed" xlink:actuate="onLoad" loext:mime-type="image/png"/>
      </draw:frame>
      <draw:frame draw:style-name="fr1" draw:name="Image2" text:anchor-type="page" text:anchor-page-number="2" svg:x="6.4882in" svg:y="0.1374in" svg:width="1.8835in" svg:height="0.5626in" draw:z-index="1">
        <draw:image xlink:href="Pictures/10000201000006A8000001FD4D0224AEC45074B0.png" xlink:type="simple" xlink:show="embed" xlink:actuate="onLoad" loext:mime-type="image/png"/>
      </draw:frame>
      <draw:frame draw:style-name="fr1" draw:name="Image1" text:anchor-type="page" text:anchor-page-number="1" svg:x="6.4882in" svg:y="0.1374in" svg:width="1.8835in" svg:height="0.5626in" draw:z-index="0">
        <draw:image xlink:href="Pictures/10000201000006A8000001FD4D0224AEC45074B0.png" xlink:type="simple" xlink:show="embed" xlink:actuate="onLoad" loext:mime-type="image/png"/>
      </draw:frame>
      <text:p text:style-name="P33"><text:span text:style-name="T10">MAREK SAGAN </text:span><text:span text:style-name="T2">•</text:span><text:span text:style-name="T11"> </text:span><text:span text:style-name="T22">JAVA / ANGULAR DEVELOPER</text:span></text:p>
      <text:p text:style-name="P15"><text:span text:style-name="Internet_20_link"><text:span text:style-name="T27">Email (preferred) </text:span></text:span><text:span text:style-name="Internet_20_link"><text:span text:style-name="T28"><text:tab/></text:span></text:span><text:a xlink:type="simple" xlink:href="mailto:marek.sagan@protonmail.com" text:style-name="ListLabel_20_10" text:visited-style-name="ListLabel_20_10"><text:span text:style-name="Internet_20_link"><text:span text:style-name="T29">marek.sagan@protonmail.com</text:span></text:span></text:a></text:p>
      <text:p text:style-name="P15"><text:span text:style-name="Internet_20_link"><text:span text:style-name="T30">Phone</text:span></text:span><text:span text:style-name="Internet_20_link"><text:span text:style-name="T31"><text:tab/></text:span></text:span><text:a xlink:type="simple" xlink:href="tel:0048737878782" office:target-frame-name="_self" xlink:show="replace" text:style-name="ListLabel_20_11" text:visited-style-name="ListLabel_20_11"><text:span text:style-name="Internet_20_link"><text:span text:style-name="T32">0048737878782</text:span></text:span></text:a></text:p>
      <text:p text:style-name="P15"><text:span text:style-name="Internet_20_link"><text:span text:style-name="T26">Website</text:span></text:span><text:span text:style-name="Internet_20_link"><text:span text:style-name="T33"><text:tab/></text:span></text:span><text:a xlink:type="simple" xlink:href="https://mareksagan.github.io/" text:style-name="ListLabel_20_13" text:visited-style-name="ListLabel_20_13"><text:span text:style-name="Internet_20_link"><text:span text:style-name="T36">https://</text:span></text:span></text:a><text:a xlink:type="simple" xlink:href="https://mareksagan.github.io/" text:style-name="ListLabel_20_13" text:visited-style-name="ListLabel_20_13"><text:span text:style-name="Internet_20_link"><text:span text:style-name="T37">mareksagan.github.io</text:span></text:span></text:a></text:p>
      <text:p text:style-name="P15"><text:span text:style-name="Internet_20_link"><text:span text:style-name="T34">Address</text:span></text:span><text:span text:style-name="Internet_20_link"><text:span text:style-name="T32"><text:tab/></text:span></text:span><text:span text:style-name="Internet_20_link"><text:span text:style-name="T35">Sandomierska 18/3, 02-567 Warszawa, Poland, EU</text:span></text:span></text:p>
      <text:p text:style-name="P15"><text:span text:style-name="Internet_20_link"><text:span text:style-name="T26">Projects</text:span></text:span><text:span text:style-name="Internet_20_link"><text:span text:style-name="T33"><text:tab/></text:span></text:span><text:a xlink:type="simple" xlink:href="https://github.com/mareksagan" text:style-name="ListLabel_20_12" text:visited-style-name="ListLabel_20_12"><text:span text:style-name="Internet_20_link"><text:span text:style-name="T36">https://github.com/mareksagan</text:span></text:span></text:a></text:p>
      <text:p text:style-name="P16"><text:span text:style-name="T23">References</text:span><text:span text:style-name="T12"><text:tab/></text:span><text:a xlink:type="simple" xlink:href="https://www.linkedin.com/in/marek-sagan/" text:style-name="ListLabel_20_14" text:visited-style-name="ListLabel_20_14"><text:span text:style-name="Internet_20_link"><text:span text:style-name="T12">https://www.linkedin.com/in/marek-sagan/</text:span></text:span></text:a></text:p>
      <text:p text:style-name="P16"><text:bookmark-start text:name="__DdeLink__844_3281257707"/><text:span text:style-name="T13">Availability<text:tab/>Immediat</text:span><text:bookmark-end text:name="__DdeLink__844_3281257707"/><text:span text:style-name="T13">e</text:span></text:p>
      <text:p text:style-name="P4"/>
      <text:p text:style-name="P2"><text:span text:style-name="T14">5</text:span><text:bookmark-start text:name="__DdeLink__211_1757511297"/><text:span text:style-name="T14"> years of hands on web development. Self driven, dedicated and problem solving software engineering professional. Passionate and creative about Object Oriented Programming software development. </text:span><text:bookmark-start text:name="__DdeLink__234_2460068194"/><text:span text:style-name="T14">Looking for </text:span><text:span text:style-name="T16">remote contract</text:span><text:bookmark-end text:name="__DdeLink__211_1757511297"/><text:span text:style-name="T16"> (s)</text:span><text:bookmark-end text:name="__DdeLink__234_2460068194"/></text:p>
      <text:p text:style-name="P5"/>
      <text:h text:style-name="P23" text:outline-level="1">SKILLS</text:h>
      <text:p text:style-name="P16"><text:span text:style-name="T12">Skills: </text:span><text:span text:style-name="T16">1-5</text:span><text:span text:style-name="T12"><text:tab/></text:span><text:bookmark-start text:name="__DdeLink__238_3183704933"/><text:span text:style-name="T14">ReactJS: </text:span><text:span text:style-name="T16">5</text:span><text:span text:style-name="T14">; Java, Spring Boot, Spring Framework, C#, .NET, LINQ, AngularJS, VueJS, Single Page Application / SPA, SCSS, Material Design, Scrum, Git, Maven, Java Database Connectivity / JDBC, JDK, Oracle Databases, SQL / DML / DDL, Microsoft SQL Server, ASP.NET Core, MVC, Jenkins, Groovy, Apache Tomcat, Internet Information Services / IIS, Windows Communication Foundation, Python, PowerShell Scripting, Bash Scripting, XAML, SOAP, REST, Scrum, Agile Development, Lean Methodology, IntelliJ IDEA, Visual Studio, Teamwork, Networking, Software Engineering, Communication Skills, Open Source, Git,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Amazon Web Services / AWS, Amazon Elastic Beanstalk, Amazon EC2, <text:s/>Amazon Lambda, Google Cloud, Google App Engine, Alibaba Cloud, Hyperledger Fabric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25">IText</text:span><text:span text:style-name="T14">, Elasticsearch, Negotiation Skills, Market Research, Search Engine Optimization / SEO, Wordpress, PHP, Jekyll, Integrity: </text:span><text:span text:style-name="T16">4</text:span><text:span text:style-name="T14">; JUnit, XUnit, Unit Tests / Unit Testing, Acceptance Testing, Mockito, C, C++, R, Microsoft Dynamics CRM, Sitecore CMS, CSS, Bootstrap, Service Oriented Architecture / SOA, Test Driven Development / TDD, Docker, Kubernetes, MongoDB, Redis, Express.js, Linux, Atlassian JIRA, Atlassian Confluence, Unified Modelling Language / UML, Product Design &amp; Architecture, Leadership Skills, Kanban, Data Analytics, Ability To Work Independently, Ability to Prioritize, Mentorship Skills, Coaching Skills: </text:span><text:span text:style-name="T16">3</text:span><text:span text:style-name="T14">; JEE / J2EE, Eclipse, </text:span><text:span text:style-name="T25">Stellar</text:span><text:span text:style-name="T14">, Apache Kafka, Red Hat Drools, Business Rules Management / BPM, Windows Server, DevOps, Microsoft Azure, Wireshark, Metasploit, Domain Driven Design / DDD, Project Management Skills, Product Management Skills / PM, Quality Assurance / QA, Quality Engineering, Siemens S7, PLC, Technical Support, User Experience / UX, Recruitment: </text:span><text:span text:style-name="T16">2</text:span><text:bookmark-end text:name="__DdeLink__238_3183704933"/></text:p>
      <text:p text:style-name="P16"><text:span text:style-name="T14">Certification<text:tab/>Sitecore </text:span><text:span text:style-name="T25">Developer Foundation, TestDaF</text:span></text:p>
      <text:p text:style-name="P22">Courses<text:tab/>PMI Agile Certified Practitioner / ACP, PMP PMI</text:p>
      <text:p text:style-name="P20">Organisations<text:tab/>StackOverflow (active member since 2016)</text:p>
      <text:p text:style-name="P20">Awards<text:tab/>CodingGame Spring Challenge 2020 (bronze), GitHub Arctic Code Vault Contributor</text:p>
      <text:p text:style-name="P16"><text:span text:style-name="T12">Spoken languages<text:tab/>English (bilingual), German (proficient; </text:span><text:span text:style-name="T14">TestDaF certification), </text:span><text:span text:style-name="T12">Czech (proficient), Mandarin Chinese (proficient), </text:span><text:span text:style-name="T23">Hindi</text:span><text:span text:style-name="T12"> (elementary), Polish (native)</text:span></text:p>
      <text:p text:style-name="P5"/>
      <text:h text:style-name="P10" text:outline-level="1">PERSONAL DATA</text:h>
      <text:p text:style-name="P21">Born<text:tab/>28 April 1993 in Raciborz (Poland)</text:p>
      <text:p text:style-name="P16"><text:span text:style-name="T24">Citizenship</text:span><text:bookmark-start text:name="__DdeLink__844_32812577072"/><text:span text:style-name="T13"><text:tab/></text:span><text:bookmark-end text:name="__DdeLink__844_32812577072"/><text:span text:style-name="T13">Poland (European Union)</text:span></text:p>
      <text:p text:style-name="P16"><text:span text:style-name="T24">Interests</text:span><text:span text:style-name="T13"><text:tab/>Sports, health</text:span></text:p>
      <text:p text:style-name="P12"/>
      <text:h text:style-name="P24" text:outline-level="1">WORK EXPERIENCE</text:h>
      <text:p text:style-name="P14"><text:span text:style-name="Dates_20_Char"><text:span text:style-name="T17">05.2020 – NOW</text:span></text:span><text:span text:style-name="T18"><text:tab/></text:span><text:span text:style-name="Company_20_Char"><text:span text:style-name="T7">Orange Poland</text:span></text:span><text:span text:style-name="Company_20_Char"><text:span text:style-name="T17"> – </text:span></text:span><text:span text:style-name="Company_20_Char"><text:span text:style-name="T7">Warsaw</text:span></text:span><text:span text:style-name="Company_20_Char"><text:span text:style-name="T17">, </text:span></text:span><text:span text:style-name="Company_20_Char"><text:span text:style-name="T7">Poland</text:span></text:span></text:p>
      <text:p text:style-name="Position"><text:span text:style-name="T12"><text:tab/></text:span><text:span text:style-name="Company_20_Char"><text:span text:style-name="T4">Senior Software</text:span></text:span><text:span text:style-name="Company_20_Char"><text:span text:style-name="T3"> Engineer – </text:span></text:span><text:span text:style-name="Company_20_Char"><text:span text:style-name="T4">Contract</text:span></text:span></text:p>
      <text:list xml:id="list3221328412" text:style-name="WWNum1">
        <text:list-item>
          <text:p text:style-name="P34">Developing new features of and tuning the firmware on embedded systems (Java 7, Google Web Toolkit / GWT, Apache Kafka, Apache Zookeeper)</text:p>
        </text:list-item>
        <text:list-item>
          <text:p text:style-name="P34">Involved in IoT / Internet of Things development of home entertainment solutions</text:p>
        </text:list-item>
        <text:list-item>
          <text:p text:style-name="P34"><text:bookmark text:name="__DdeLink__255_2247917217"/><text:soft-page-break/>Conducting performance analysis and performance tuning</text:p>
        </text:list-item>
      </text:list>
      <text:p text:style-name="P13"><text:span text:style-name="Dates_20_Char"/></text:p>
      <text:p text:style-name="P14"><text:span text:style-name="Dates_20_Char"><text:span text:style-name="T17">05.2020 – NOW</text:span></text:span><text:span text:style-name="T18"><text:tab/></text:span><text:span text:style-name="Company_20_Char"><text:span text:style-name="T7">MARIS</text:span></text:span><text:span text:style-name="Company_20_Char"><text:span text:style-name="T17"> – </text:span></text:span><text:span text:style-name="Company_20_Char"><text:span text:style-name="T7">Warsaw</text:span></text:span><text:span text:style-name="Company_20_Char"><text:span text:style-name="T17">, </text:span></text:span><text:span text:style-name="Company_20_Char"><text:span text:style-name="T7">Poland</text:span></text:span></text:p>
      <text:p text:style-name="Position"><text:span text:style-name="T12"><text:tab/></text:span><text:span text:style-name="Company_20_Char"><text:span text:style-name="T4">Chief Executive Officer </text:span></text:span><text:span text:style-name="Company_20_Char"><text:span text:style-name="T3">– </text:span></text:span><text:span text:style-name="Company_20_Char"><text:span text:style-name="T4">Full time</text:span></text:span></text:p>
      <text:list xml:id="list215502227850399" text:continue-numbering="true" text:style-name="WWNum1">
        <text:list-item>
          <text:p text:style-name="P35">Acting as the CEO of a software consulting business</text:p>
        </text:list-item>
        <text:list-item>
          <text:p text:style-name="P35">Expanding the company’s operations according to the business vision</text:p>
        </text:list-item>
        <text:list-item>
          <text:p text:style-name="P35">Developing and applying business / marketing and finance strategy for the company</text:p>
        </text:list-item>
      </text:list>
      <text:p text:style-name="P13"><text:span text:style-name="Dates_20_Char"/></text:p>
      <text:p text:style-name="P14"><text:span text:style-name="Dates_20_Char"><text:span text:style-name="T17">12.2019 – 04.2020</text:span></text:span><text:span text:style-name="T18"><text:tab/></text:span><text:span text:style-name="Company_20_Char"><text:span text:style-name="T17">E.STRADIS GmbH – Augsburg, Germany</text:span></text:span></text:p>
      <text:p text:style-name="Position"><text:span text:style-name="T12"><text:tab/></text:span><text:span text:style-name="Company_20_Char"><text:span text:style-name="T5">Back End</text:span></text:span><text:span text:style-name="Company_20_Char"><text:span text:style-name="T3"> Engineer – Full-time</text:span></text:span></text:p>
      <text:list xml:id="list215502117042721"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consulting the solutions with the management / customer representatives from the finance sector</text:p>
        </text:list-item>
        <text:list-item>
          <text:p text:style-name="P34">Conducting performance analysis and performance tuning</text:p>
        </text:list-item>
        <text:list-item>
          <text:p text:style-name="P34">Writing and updating technical documentation</text:p>
        </text:list-item>
        <text:list-item>
          <text:p text:style-name="P34">Participating in the digital transformation innovation of the company</text:p>
        </text:list-item>
        <text:list-item>
          <text:p text:style-name="P34">Remote work experience in a dynamic environment</text:p>
        </text:list-item>
      </text:list>
      <text:p text:style-name="P3"><text:span text:style-name="Dates_20_Char"/></text:p>
      <text:p text:style-name="P17"><text:span text:style-name="Dates_20_Char"><text:span text:style-name="T17">08.2019 – 12.2019</text:span></text:span><text:span text:style-name="T18"><text:tab/></text:span><text:span text:style-name="Company_20_Char"><text:span text:style-name="T17">DHL International GmbH – Prague, Czechia</text:span></text:span></text:p>
      <text:p text:style-name="Position"><text:span text:style-name="T12"><text:tab/>Senior </text:span><text:span text:style-name="Company_20_Char"><text:span text:style-name="T3">Software Engineer – Contract</text:span></text:span></text:p>
      <text:list xml:id="list215501239503814" text:continue-numbering="true" text:style-name="WWNum1">
        <text:list-item>
          <text:p text:style-name="P36">Programming of a Big Data driven scheduling application loading data into global application designed to support the sales process using the cloud architectures and relational databases / data warehouse (Java 8, JDBC, Apache Tomcat, Spring Boot, Oracle 12g, Ehcache, HikariCP, Teradata Vantage, MyBatis, Amazon Web Services S3, AWS SDK)</text:p>
        </text:list-item>
        <text:list-item>
          <text:p text:style-name="P3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9">Working on a highly scalable enterprise software generating daily / weekly call plans (Java 8, Apache Tomcat, Spring Boot, Oracle 12g, Red Hat Enterprise Linux 7)</text:p>
        </text:list-item>
      </text:list>
      <text:p text:style-name="P13"><text:span text:style-name="Dates_20_Char"/></text:p>
      <text:p text:style-name="P14"><text:span text:style-name="Dates_20_Char"><text:span text:style-name="T17">04.2019 – 08.2019</text:span></text:span><text:span text:style-name="T18"><text:tab/></text:span><text:span text:style-name="Company_20_Char"><text:span text:style-name="T17">Broadcom Inc. – Prague, Czechia</text:span></text:span></text:p>
      <text:p text:style-name="Position"><text:span text:style-name="T12"><text:tab/>Full Stack</text:span><text:span text:style-name="Company_20_Char"><text:span text:style-name="T3"> Developer – Contract</text:span></text:span></text:p>
      <text:list xml:id="list215500806619241" text:continue-numbering="true" text:style-name="WWNum1">
        <text:list-item>
          <text:p text:style-name="P42"><text:span text:style-name="T20">Conducting innovative research and development of the new mainframe products and their APIs (Java 8, Lombok, Mockito, Spring Boot, SLF4J, JUnit, Jacoco, Jersey, Guava, Apache Velocity, Apache Commons, SonarQube, Endevor, IBM z/OS, Git)</text:span><text:bookmark-start text:name="__DdeLink__236_2407804596"/></text:p>
        </text:list-item>
        <text:list-item>
          <text:p text:style-name="P39">Developing a modern Cucumber End To End integration testing suite (Cucumber JVM, Selenium, test automation)</text:p>
        </text:list-item>
        <text:list-item>
          <text:p text:style-name="P39">Effectively creating a Jenkins Continuous Integration build pipeline including a front end validation (eslint)</text:p>
        </text:list-item>
        <text:list-item>
          <text:p text:style-name="P39">Making impact on the technical debt and major deficiencies in the React front end which has enabled the project delivery and for the product to enter the MVP lifecycle phase</text:p>
        </text:list-item>
        <text:list-item>
          <text:p text:style-name="P39"><text:bookmark-end text:name="__DdeLink__236_2407804596"/>Leading the front end development and mentoring / training the junior team member (s) including code reviews and technical knowledge / technical skills transfer</text:p>
        </text:list-item>
      </text:list>
      <text:p text:style-name="P18"><text:span text:style-name="Dates_20_Char"/></text:p>
      <text:p text:style-name="P17"><text:span text:style-name="Dates_20_Char"><text:span text:style-name="T17">04.2018 – 04.2019</text:span></text:span><text:span text:style-name="T18"><text:tab/></text:span><text:span text:style-name="Company_20_Char"><text:span text:style-name="T17">A</text:span></text:span><text:span text:style-name="Company_20_Char"><text:span text:style-name="T7">maris</text:span></text:span><text:span text:style-name="Company_20_Char"><text:span text:style-name="T17"> C</text:span></text:span><text:span text:style-name="Company_20_Char"><text:span text:style-name="T7">onsulting</text:span></text:span><text:span text:style-name="Company_20_Char"><text:span text:style-name="T17"> – PRAGUE, CZECHIA</text:span></text:span></text:p>
      <text:p text:style-name="P25"><text:span text:style-name="Company_20_Char"><text:span text:style-name="T3">Consultant – Full-time</text:span></text:span></text:p>
      <text:list xml:id="list215502490024588" text:continue-numbering="true" text:style-name="WWNum1">
        <text:list-item>
          <text:p text:style-name="P39">Developing a collaborative bidding platform (Java 11, Maven, Spring MVC, JUnit, Mockito, Hibernate / JPA, PostgreSQL, Angular 7, Protractor, NG-ZORRO, Node.js, Red Hat Enterprise Linux 7)</text:p>
        </text:list-item>
        <text:list-item>
          <text:p text:style-name="P39"><text:soft-page-break/>Working on internal IT projects (ASP.NET MVC 5, jQuery, modular JS, xUnit.NET, Moq)</text:p>
        </text:list-item>
      </text:list>
      <text:p text:style-name="P18"><text:span text:style-name="Dates_20_Char"/></text:p>
      <text:p text:style-name="P17"><text:span text:style-name="Dates_20_Char"><text:span text:style-name="T17">02.2019 – 04.2019</text:span></text:span><text:span text:style-name="T18"><text:tab/></text:span><text:span text:style-name="Company_20_Char"><text:span text:style-name="T17">Erste Group Bank AG – PRAGUE, CZECHIA</text:span></text:span></text:p>
      <text:p text:style-name="Position"><text:span text:style-name="T12"><text:tab/></text:span><text:span text:style-name="Company_20_Char"><text:span text:style-name="T4">Java Developer</text:span></text:span><text:span text:style-name="Company_20_Char"><text:span text:style-name="T3"> – Contract</text:span></text:span></text:p>
      <text:list xml:id="list215500767634388" text:continue-numbering="true" text:style-name="WWNum1">
        <text:list-item>
          <text:p text:style-name="P39">Developing an automation bot for detection of inactive user/trading accounts based on the business analysis (Java 8, Log4j, SLF4J, Oracle Linux 7, Maven)</text:p>
        </text:list-item>
      </text:list>
      <text:p text:style-name="P32"/>
      <text:p text:style-name="P17"><text:span text:style-name="Dates_20_Char"><text:span text:style-name="T17">12.2018 – 02.2019</text:span></text:span><text:span text:style-name="T18"><text:tab/></text:span><text:span text:style-name="Company_20_Char"><text:span text:style-name="T7">KBC Group N.V.</text:span></text:span><text:span text:style-name="Company_20_Char"><text:span text:style-name="T17"> – PRAGUE, CZECHIA</text:span></text:span></text:p>
      <text:p text:style-name="P27"><text:span text:style-name="Company_20_Char"><text:span text:style-name="T4">Java Developer</text:span></text:span><text:span text:style-name="Company_20_Char"><text:span text:style-name="T3"> – Contract</text:span></text:span></text:p>
      <text:list xml:id="list215501778441188" text:continue-numbering="true" text:style-name="WWNum1">
        <text:list-item>
          <text:p text:style-name="P39">Complex systems programming and solving technical issues of a forex trading reporting service (Java 8, Apache Commons IO / Codec / Lang, Log4j, SLF4J, Dom4J, Guava, Oracle Linux 7, Maven)</text:p>
        </text:list-item>
        <text:list-item>
          <text:p text:style-name="P39">Developing an automation script for parsing and processing imported banking clients data using banking specific frameworks (Python 2.7, Murex MX.3, Red Hat Enterprise Linux 7)</text:p>
        </text:list-item>
        <text:list-item>
          <text:p text:style-name="P36">Familiarity with financial engineering and trading systems</text:p>
        </text:list-item>
      </text:list>
      <text:p text:style-name="P28"><text:span text:style-name="Company_20_Char"/></text:p>
      <text:p text:style-name="P17"><text:span text:style-name="Dates_20_Char"><text:span text:style-name="T17">11.2018 – 01.2019</text:span></text:span><text:span text:style-name="T18"><text:tab/></text:span><text:span text:style-name="Company_20_Char"><text:span text:style-name="T7">ICZ N.V.</text:span></text:span><text:span text:style-name="Company_20_Char"><text:span text:style-name="T17"> – PRAGUE, CZECHIA</text:span></text:span></text:p>
      <text:p text:style-name="P27"><text:span text:style-name="Company_20_Char"><text:span text:style-name="T4">Web Developer</text:span></text:span><text:span text:style-name="Company_20_Char"><text:span text:style-name="T3"> – </text:span></text:span><text:span text:style-name="Company_20_Char"><text:span text:style-name="T4">Contract</text:span></text:span></text:p>
      <text:list xml:id="list215501378007532" text:continue-numbering="true" text:style-name="WWNum1">
        <text:list-item>
          <text:p text:style-name="P39">Working on public sector websites including mobile applications and the API (ASP.NET MVC 5, WebForms, Web Services, WCF, jQuery, iTextSharp, Microsoft Team Foundation Server, Microsoft Azure, Microsoft SQL Server DB)</text:p>
        </text:list-item>
        <text:list-item>
          <text:p text:style-name="P36">Maintaining the production systems operations</text:p>
        </text:list-item>
      </text:list>
      <text:p text:style-name="P6"><text:span text:style-name="Dates_20_Char"><text:span text:style-name="T17"><text:tab/></text:span></text:span></text:p>
      <text:p text:style-name="P14"><text:span text:style-name="Dates_20_Char"><text:span text:style-name="T17">02.2018 – 03.2018</text:span></text:span><text:span text:style-name="T18"><text:tab/></text:span><text:span text:style-name="Company_20_Char"><text:span text:style-name="T7">Hewlett-Packard Enterprise</text:span></text:span><text:span text:style-name="Company_20_Char"><text:span text:style-name="T17"> – </text:span></text:span><text:span text:style-name="Company_20_Char"><text:span text:style-name="T7">Brno</text:span></text:span><text:span text:style-name="Company_20_Char"><text:span text:style-name="T17">, CZECHIA</text:span></text:span></text:p>
      <text:p text:style-name="P29"><text:span text:style-name="Company_20_Char"><text:span text:style-name="T4"><text:tab/>Dotnet Developer</text:span></text:span><text:span text:style-name="Company_20_Char"><text:span text:style-name="T3"> – Contract</text:span></text:span></text:p>
      <text:list xml:id="list215502766115596" text:continue-numbering="true" text:style-name="WWNum1">
        <text:list-item>
          <text:p text:style-name="P40">Improving the existing server hardware returns system</text:p>
        </text:list-item>
        <text:list-item>
          <text:p text:style-name="P40">Automating the script-generation process for the mentioned system</text:p>
        </text:list-item>
        <text:list-item>
          <text:p text:style-name="P40">Coding the report generation (SpreadsheetGear) mechanisms</text:p>
        </text:list-item>
        <text:list-item>
          <text:p text:style-name="P39">Developing new features (C#, TypeScript, Kendo UI, HTML5) for a sales-based reporting system</text:p>
        </text:list-item>
        <text:list-item>
          <text:p text:style-name="P40">Conducting maintenance of the TypeScript based end user interface features</text:p>
        </text:list-item>
      </text:list>
      <text:p text:style-name="P19"/>
      <text:p text:style-name="P14"><text:span text:style-name="Dates_20_Char"><text:span text:style-name="T17">01.2018 – 02.2018</text:span></text:span><text:span text:style-name="T18"><text:tab/></text:span><text:span text:style-name="Company_20_Char"><text:span text:style-name="T7">Thinkstep AG</text:span></text:span><text:span text:style-name="Company_20_Char"><text:span text:style-name="T17"> – </text:span></text:span><text:span text:style-name="Company_20_Char"><text:span text:style-name="T7">Brno</text:span></text:span><text:span text:style-name="Company_20_Char"><text:span text:style-name="T17">, CZECHIA</text:span></text:span></text:p>
      <text:p text:style-name="P29"><text:span text:style-name="Company_20_Char"><text:span text:style-name="T4"><text:tab/>C# Developer</text:span></text:span><text:span text:style-name="Company_20_Char"><text:span text:style-name="T3"> – Contract</text:span></text:span></text:p>
      <text:list xml:id="list215502341868333" text:continue-numbering="true" text:style-name="WWNum1">
        <text:list-item>
          <text:p text:style-name="P39">Using the master workers, strategy and similar design patterns to get rid of a performance bottleneck</text:p>
        </text:list-item>
        <text:list-item>
          <text:p text:style-name="P40">Working with the existing Silverlight and HTML5 based front ends</text:p>
        </text:list-item>
        <text:list-item>
          <text:p text:style-name="P39">Extending and troubleshooting the root cause of the problems of the existing web services (WCF and SOAP)</text:p>
        </text:list-item>
        <text:list-item>
          <text:p text:style-name="P40">Developing a new version of the project database (T-SQL)</text:p>
        </text:list-item>
      </text:list>
      <text:p text:style-name="P18"><text:span text:style-name="Dates_20_Char"/></text:p>
      <text:p text:style-name="P17"><text:span text:style-name="Dates_20_Char"><text:span text:style-name="T17">12.2017 – 01.2018</text:span></text:span><text:span text:style-name="T18"><text:tab/></text:span><text:span text:style-name="Company_20_Char"><text:span text:style-name="T17">Volkswagen AG – </text:span></text:span><text:span text:style-name="Company_20_Char"><text:span text:style-name="T7">Brno</text:span></text:span><text:span text:style-name="Company_20_Char"><text:span text:style-name="T17">, CZECHIA</text:span></text:span></text:p>
      <text:p text:style-name="P26"><text:span text:style-name="Company_20_Char"><text:span text:style-name="T4">Dotnet Developer</text:span></text:span><text:span text:style-name="Company_20_Char"><text:span text:style-name="T3"> – Contract</text:span></text:span></text:p>
      <text:list xml:id="list215502703724403" text:continue-numbering="true" text:style-name="WWNum1">
        <text:list-item>
          <text:p text:style-name="P40">Implementation of smart helper tools (Windows Presentation Foundation) for an internal sales support system according to the Clean Code best practices and technical specification</text:p>
        </text:list-item>
        <text:list-item>
          <text:p text:style-name="P37">Added new features and refactoring the world wide sales support system (C#, TypeScript, Kendo UI, HTML5, CSS3)</text:p>
        </text:list-item>
        <text:list-item>
          <text:p text:style-name="P39">Developing a new flexible GitLab CI deployment script (MSBUILD, WinSCP &amp; Windows Batch)</text:p>
        </text:list-item>
        <text:list-item>
          <text:p text:style-name="P40">Developing new indexes and stored procedures for the project database (T-SQL)</text:p>
        </text:list-item>
      </text:list>
      <text:p text:style-name="P38"/>
      <text:p text:style-name="P6"><text:span text:style-name="Dates_20_Char"><text:span text:style-name="T17">03.2016 – 06.2018 </text:span></text:span><text:span text:style-name="T18"><text:tab/></text:span><text:span text:style-name="Company_20_Char"><text:span text:style-name="T17">Marketing Data Prediction – Warsaw, Poland</text:span></text:span></text:p>
      <text:p text:style-name="Position"><text:span text:style-name="T12"><text:tab/></text:span><text:span text:style-name="Company_20_Char"><text:span text:style-name="T3">Bachelor thesis</text:span></text:span></text:p>
      <text:list xml:id="list215501898137538" text:continue-numbering="true" text:style-name="WWNum1">
        <text:list-item>
          <text:p text:style-name="P41"><text:soft-page-break/>Developing a competitive and user friendly marketing campaign supporting system with Artificial Intelligence capabilities</text:p>
        </text:list-item>
        <text:list-item>
          <text:p text:style-name="P39">Using the Random Forest and other Machine Learning algorithms and data structures as a basis (Accord.NET)</text:p>
        </text:list-item>
        <text:list-item>
          <text:p text:style-name="P39">Utilising the .NET Core technology for the back end development (ASP.NET Core 2, Web API 2)</text:p>
        </text:list-item>
        <text:list-item>
          <text:p text:style-name="P40">Developing the front end using ReactJS and Recharter</text:p>
        </text:list-item>
        <text:list-item>
          <text:p text:style-name="P40"><text:bookmark-start text:name="__DdeLink__4474_4229894912"/>Using the Entity Framework Core as the ORM<text:bookmark-end text:name="__DdeLink__4474_4229894912"/></text:p>
        </text:list-item>
      </text:list>
      <text:h text:style-name="P9" text:outline-level="1"/>
      <text:h text:style-name="P9" text:outline-level="1">EDUCATION</text:h>
      <text:p text:style-name="P8"><text:span text:style-name="Dates_20_Char"><text:span text:style-name="T9">07.2020</text:span></text:span><text:span text:style-name="T12"><text:tab/>The </text:span><text:span text:style-name="T8">Personal MBA</text:span></text:p>
      <text:p text:style-name="P11"><text:span text:style-name="T12"><text:tab/></text:span><text:span text:style-name="T38">Josh Kaufman’s MBA reading list coursework</text:span></text:p>
      <text:p text:style-name="P8"><text:span text:style-name="Dates_20_Char"><text:span text:style-name="T15">10.2014 – 09.2018</text:span></text:span><text:span text:style-name="T12"><text:tab/>Warsaw</text:span><text:span text:style-name="T8"> School of Computer Science</text:span></text:p>
      <text:p text:style-name="P31"><text:tab/>Computer Science (Internet Engineering), Bachelor of Science</text:p>
      <text:p text:style-name="P30"><text:span text:style-name="T19">Wyra</text:span><text:span text:style-name="T21">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writing-mode="lr-tb"/>
      <style:text-properties style:use-window-font-color="true" style:font-name="Arial" fo:font-family="Arial"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writing-mode="lr-tb"/>
      <style:text-properties style:use-window-font-color="true" style:font-name="Cambria" fo:font-family="Cambria"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loext:contextual-spacing="false" fo:line-height="0.1665in" fo:text-indent="-1.6701in" style:auto-text-indent="false">
        <style:tab-stops>
          <style:tab-stop style:position="1.6736in"/>
        </style:tab-stops>
      </style:paragraph-properties>
      <style:text-properties fo:color="#80808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1"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1" style:font-family-complex="Wingding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00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US" style:font-name-complex="Calibri1"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1"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1" style:font-family-asian="Calibri" style:font-family-generic-asian="system" style:font-pitch-asian="variable" style:font-size-asian="9pt" style:language-asian="en" style:country-asian="GB" style:font-name-complex="Calibri1"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3571in" fo:text-indent="0in" style:auto-text-indent="false"/>
    </style:style>
    <style:style style:name="MP2" style:family="paragraph">
      <loext:graphic-properties draw:fill="solid" draw:fill-color="#a0a0a0"/>
      <style:paragraph-properties fo:text-align="start"/>
      <style:text-properties fo:font-size="18pt"/>
    </style:style>
    <style:style style:name="MP3" style:family="paragraph" style:parent-style-name="Header">
      <style:text-properties fo:font-size="5pt" style:font-size-asian="5pt" style:font-size-complex="5pt"/>
    </style:style>
    <style:style style:name="MT1" style:family="text">
      <style:text-properties fo:font-variant="normal" fo:text-transform="none" fo:letter-spacing="normal"/>
    </style:style>
    <style:style style:name="MT2" style:family="text">
      <style:text-properties fo:text-transform="uppercase" style:use-window-font-color="true" fo:font-size="9pt" fo:language="en" fo:country="US" style:letter-kerning="false" style:font-name-asian="Calibri1" style:font-size-asian="9pt" style:language-asian="en" style:country-asian="US" style:font-name-complex="Arial1" style:font-size-complex="10pt" style:language-complex="ar" style:country-complex="SA"/>
    </style:style>
    <style:style style:name="Mgr1" style:family="graphic">
      <style:graphic-properties draw:stroke="none" svg:stroke-width="0in" draw:fill="solid" draw:fill-color="#a0a0a0" draw:textarea-vertical-align="top" draw:auto-grow-height="false" fo:min-height="0in" fo:min-width="6.117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draw:custom-shape text:anchor-type="as-char" draw:z-index="6" draw:style-name="Mgr1" draw:text-style-name="MP2" svg:width="6.3142in" svg:height="0.0559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3"/>
        <text:p text:style-name="Footer">Marek Sagan <text:span text:style-name="MT1">•</text:span> Java / ANGULAR <text:span text:style-name="MT2">Developer</text:span><text:tab/><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5T20:26:00</meta:creation-date>
    <meta:initial-creator>Marek Sagan</meta:initial-creator>
    <dc:language>en-US</dc:language>
    <meta:print-date>2019-08-14T19:54:00</meta:print-date>
    <dc:date>2020-08-15T21:55:00.433000000</dc:date>
    <meta:editing-cycles>204</meta:editing-cycles>
    <meta:editing-duration>P2DT17H17M32S</meta:editing-duration>
    <meta:generator>LibreOffice/6.3.3.2$Windows_X86_64 LibreOffice_project/a64200df03143b798afd1ec74a12ab50359878ed</meta:generator>
    <meta:document-statistic meta:table-count="0" meta:image-count="4" meta:object-count="0" meta:page-count="4" meta:paragraph-count="103" meta:word-count="1486" meta:character-count="10566" meta:non-whitespace-character-count="917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